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list-style-name="L1">
      <style:text-properties fo:font-size="10pt" style:font-size-asian="10pt" style:font-size-complex="10pt"/>
    </style:style>
    <style:style style:name="P6" style:family="paragraph" style:parent-style-name="Standard" style:list-style-name="L2">
      <style:text-properties fo:font-size="10pt" style:font-size-asian="10pt" style:font-size-complex="10pt"/>
    </style:style>
    <style:style style:name="P7"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2pt" style:text-underline-style="none" fo:font-weight="bold" style:font-size-asian="12pt" style:font-weight-asian="bold" style:font-size-complex="12pt" style:font-weight-complex="bold"/>
    </style:style>
    <style:style style:name="T4" style:family="text">
      <style:text-properties style:text-underline-style="none"/>
    </style:style>
    <style:style style:name="T5" style:family="text">
      <style:text-properties fo:font-size="16pt" style:font-size-asian="16pt" style:font-size-complex="16pt"/>
    </style:style>
    <style:style style:name="T6" style:family="text">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e TFG</text:p>
      <text:p text:style-name="Standard"/>
      <text:p text:style-name="P3">Cosas hechas (Desde la ultima vez):</text:p>
      <text:p text:style-name="Standard"/>
      <text:p text:style-name="Standard">Introduccion de la memoria (alguna duda)</text:p>
      <text:p text:style-name="Standard">Recopilacion de todos los correos para incluir a la memoria lo hablado en ellos.</text:p>
      <text:p text:style-name="Standard"/>
      <text:p text:style-name="P3">Cosas por hacer:</text:p>
      <text:p text:style-name="Standard"/>
      <text:p text:style-name="Standard"><text:span text:style-name="T1">Programacion</text:span>:</text:p>
      <text:p text:style-name="Standard"/>
      <text:p text:style-name="P4">Programar la diferencia entre la varianza real y la varianza nuestra para cortar con la constante de corte. </text:p>
      <text:p text:style-name="P4"><text:tab/>-Hay un pseudocodigo. (Empezar de 0?)</text:p>
      <text:p text:style-name="P4"><text:tab/>-Matriz auxiliar a la que se le añadan los datos de la matriz real para comparar con esta matriz auxiliar y no con una con todos los datos que seria muy diferente. </text:p>
      <text:p text:style-name="P4"/>
      <text:p text:style-name="P4">En kdtrees, hacer la ruta de las coordenadas local, y que los datos se cojan de alguna manera. Pasarlo a la funcion devolvermatreal. En el main porque sino como los identificas?.</text:p>
      <text:p text:style-name="P4">Area pequeña en Pop up</text:p>
      <text:p text:style-name="Standard"/>
      <text:p text:style-name="Standard"><text:span text:style-name="T1">Memoria</text:span>:</text:p>
      <text:p text:style-name="Standard"/>
      <text:p text:style-name="P4">Presentacion del problema?</text:p>
      <text:p text:style-name="P4"/>
      <text:p text:style-name="P4">Añadir los ejemplos de las cosas que explicamos (numpy, kivy)</text:p>
      <text:p text:style-name="P4">Cosas que aun no estan escritas porque no hemos usado:</text:p>
      <text:list xml:id="list596634329103473887" text:style-name="L1">
        <text:list-item>
          <text:list>
            <text:list-item>
              <text:p text:style-name="P5">python for android o buildozer </text:p>
            </text:list-item>
            <text:list-item>
              <text:p text:style-name="P5">Matplotlib</text:p>
            </text:list-item>
            <text:list-item>
              <text:p text:style-name="P5">pyinstaller </text:p>
            </text:list-item>
          </text:list>
        </text:list-item>
      </text:list>
      <text:p text:style-name="P4"/>
      <text:p text:style-name="P4">repasar herramientas, hay cosas sin hacer (repasarlo todo mejor y apartados que me haya dejado con anotaciones)</text:p>
      <text:list xml:id="list5924624605123053047" text:style-name="L2">
        <text:list-item>
          <text:list>
            <text:list-item>
              <text:p text:style-name="P6">Imagenes kdtrees (ejemplo youtube – fundamentos teoricos)</text:p>
            </text:list-item>
            <text:list-item>
              <text:p text:style-name="P6">repasar fundamentos teoricos</text:p>
            </text:list-item>
          </text:list>
        </text:list-item>
      </text:list>
      <text:p text:style-name="P4"/>
      <text:p text:style-name="P4"/>
      <text:p text:style-name="P4">Diseño (entender) </text:p>
      <text:p text:style-name="P4">Metodologia </text:p>
      <text:p text:style-name="P4">Negrita, cursiva, comillas:</text:p>
      <text:p text:style-name="P4"><text:tab/>Negrita: resaltar palabras clave, capitulos, titulos, graficos</text:p>
      <text:p text:style-name="P4"><text:tab/>Comillas: &lt;&lt;&gt;&gt;</text:p>
      <text:p text:style-name="P4"><text:tab/><text:tab/>Para reproducir citas textuales de cualquier extensión</text:p>
      <text:p text:style-name="P4"><text:tab/><text:tab/>Para indicar que una palabra o expresión es impropia, vulgar, irónica, figurada, extranjera( palabras inglesas no traducidas) o inventada por el autor.</text:p>
      <text:p text:style-name="P4"><text:tab/><text:tab/>Para citar artículos ?, noticias, reportajes, poemas, cuadros... </text:p>
      <text:p text:style-name="P4"><text:tab/><text:tab/>Para escribir sobrenombres, alias, seudónimos o apodos</text:p>
      <text:p text:style-name="P4"><text:tab/>Cursivas en minusculas:</text:p>
      <text:p text:style-name="P4"><text:tab/><text:tab/>Para dar énfasis: Lo hago así *porque quiero*, no porque tú me lo digas.</text:p>
      <text:p text:style-name="P4"><text:tab/><text:tab/>En palabras comunes que son extranjeras: Su *partenaire* tiene mucho estilo. No es lo mismo que las comillas?</text:p>
      <text:p text:style-name="P4"><text:tab/><text:tab/>Palabras usadas de forma incorrecta o vulgarismos: Estoy *congelao*. No es lo mismo que las comillas?</text:p>
      <text:p text:style-name="P4"><text:tab/>Cursivas con mayusculas</text:p>
      <text:p text:style-name="P4"><text:tab/><text:tab/>Títulos de libros, discos, películas, obras teatrales, fotografías…: Hamlet</text:p>
      <text:p text:style-name="P4"><text:tab/><text:tab/>Nombre otorgado a animales individuales</text:p>
      <text:p text:style-name="P4"/>
      <text:p text:style-name="P4">Añadir los comandos para añadir imagenes, etc ..</text:p>
      <text:p text:style-name="P4"><text:tab/></text:p>
      <text:p text:style-name="P4"><text:soft-page-break/><text:tab/></text:p>
      <text:p text:style-name="P4">Repaso general</text:p>
      <text:p text:style-name="P4"/>
      <text:p text:style-name="P4"><text:span text:style-name="T3">Pruebas Unitarias</text:span><text:span text:style-name="T4">:</text:span> <text:s/></text:p>
      <text:p text:style-name="P4">dive into python3 (unit testing)</text:p>
      <text:p text:style-name="P4">Unitarias – Union (AÑADIR MEMORIA)</text:p>
      <text:p text:style-name="P4"/>
      <text:p text:style-name="P4"/>
      <text:p text:style-name="P4"><text:span text:style-name="T3">Simulaciones</text:span><text:span text:style-name="T4">:</text:span> </text:p>
      <text:p text:style-name="P4"/>
      <text:p text:style-name="P4">Las pondremos en la memoria, seran con distintas fotos, y con la nueva formula (transpuesta).</text:p>
      <text:p text:style-name="P4"/>
      <text:p text:style-name="P4">Hacer graficas (matplotlib) para distintos valores de t (con T grande inalterable) y ver como varia la varianza (y la media) (con las 2 varianzas y las 3 maneras de calcular los puntos (normal y recorriendo todos los cuadrados distintos). </text:p>
      <text:p text:style-name="P4"/>
      <text:p text:style-name="P4">Seria bueno tener en cuenta una media aproximada de cuantos cuadrados habria que coger para tener un valor aceptable para la diferencia entre varianzas y por ejemplo que pasaria si cogemos pocos cuadrados, cuanto nos faltaria para llegar a un valor aceptable.y esto se hara con varias fotos.</text:p>
      <text:p text:style-name="Standard"/>
      <text:p text:style-name="Standard"><text:span text:style-name="T6">Dudas</text:span><text:span text:style-name="T5">:</text:span></text:p>
      <text:p text:style-name="Standard"/>
      <text:p text:style-name="P1">Teoria</text:p>
      <text:p text:style-name="P4"/>
      <text:p text:style-name="P4">Diferencia entre varianza simple y varianza compuesta de Marcos Cruz . Explicar en la memoria</text:p>
      <text:p text:style-name="Standard"/>
      <text:p text:style-name="Standard"><text:span text:style-name="T1">Memoria</text:span> </text:p>
      <text:p text:style-name="Standard"/>
      <text:p text:style-name="P4">En la Introduccion por ejemplo lo de Hillsbrough tengo que indicar alguna referencia de lo que fue, porque sino quiza no se entiende.</text:p>
      <text:p text:style-name="P4"/>
      <text:p text:style-name="P4">Cuando cito los articulos de Marcos Cruz lo hago con el enlace del articulo en internet o directamente citando el articulo. </text:p>
      <text:p text:style-name="P4"/>
      <text:p text:style-name="P4">Si en una cita hay 3 autores como se hace, <text:s/>y e y no queda bien, las comas tampoco</text:p>
      <text:p text:style-name="P4"/>
      <text:p text:style-name="P4">No me convence el uso de la negrita. Mas dudas en lo del su uso (comillas, cursiva). Ademas depende de donde mires pone una cosa, no hay algo especifico de la UC para los trabajos?</text:p>
      <text:p text:style-name="P4"/>
      <text:p text:style-name="P4">Los problemas surgidos hay que añadirlos a la memoria? Y otros apuntes? (Otros)</text:p>
      <text:p text:style-name="P4"/>
      <text:p text:style-name="P4">Hay que describir todas las cosas y programas creados en la memoria ? .</text:p>
      <text:p text:style-name="P4"/>
      <text:p text:style-name="P4">Requisitos funcionales y no funcionales. No se si estan cada uno en su sitio. No se me ocurren requisitos no funcionales.</text:p>
      <text:p text:style-name="P4"/>
      <text:p text:style-name="P1">Programacion</text:p>
      <text:p text:style-name="Standard"/>
      <text:p text:style-name="P4">El ancho del cuadrado grande que esta por defecto a que sean 6 cuadrados, eso habria que modificarlo, para que te lo pida en un pop up, igual que el area pequeña.</text:p>
      <text:p text:style-name="P4"/>
      <text:p text:style-name="P4">Si finalmente estamos tratando el lado en vez del area ¿deberia llamarse lado grande y lado pequeño? o deberiamos de cambiarlo todo y empezar a funcionar con el area¿?</text:p>
      <text:p text:style-name="P4"><text:tab/></text:p>
      <text:p text:style-name="P4">Indicamos que no ibamos a coger cabezas que cortaran abajo o a la izquierda (como en la foto del articulo de marcos cruz. Entonces esas cabezas no habria que contarlas y el resultado seria en principio peor, no?. Ademas con Con kdtrees no se cogen los puntos sobre la linea de abajo o a la izquierda porque cortan la imagen <text:s/>pero habria otros puntos que cortan aunque no esten encima justo. ¿Se deberian coger? ¿Eso como lo sabemos? (las cabezas no estan solo en un pixel)</text:p>
      <text:p text:style-name="P4"><text:tab/></text:p>
      <text:p text:style-name="P4">El tema del path de kivy y numpy lo dejamos asi? </text:p>
      <text:p text:style-name="P4"/>
      <text:p text:style-name="P4"><text:soft-page-break/>Para hacer una interfaz buena, el boton load habria que quitarlo al añadir la imagen, otros botones podrian añadirse, volver a inicio, deshacer, .</text:p>
      <text:p text:style-name="P4"/>
      <text:p text:style-name="P4">Solo permitir unas extensiones fijas de imagen, por ejemplo jpg y png (alguna mas), pero para controlar que no cargues un txt por ejemplo.</text:p>
      <text:p text:style-name="P4"/>
      <text:p text:style-name="P4">Cosas propuestas en los requisitos (las hacemos?) - quedaria mejor el programa.</text:p>
      <text:p text:style-name="P4"><text:tab/></text:p>
      <text:p text:style-name="P4">Programas que hemos hablado de utilizar y que aun no hemos utilizado los vamos a usar para crear una app de verdad?(python for android o buildozer, Matplotlib, pyinstaller)</text:p>
      <text:p text:style-name="Standard"/>
      <text:p text:style-name="P3">Otros:</text:p>
      <text:p text:style-name="P4"/>
      <text:p text:style-name="P4">La manera de coger los cuadrados al final es bastante extraña.</text:p>
      <text:p text:style-name="P4">Revisar calculos de las varianzas</text:p>
      <text:p text:style-name="P4">Collage con los recortes utilizados? - pillow</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6-18T17:35:41.30</meta:creation-date>
    <dc:date>2019-06-26T15:36:48.79</dc:date>
    <dc:creator>o </dc:creator>
    <meta:editing-duration>PT7H16M42S</meta:editing-duration>
    <meta:editing-cycles>23</meta:editing-cycles>
    <meta:generator>OpenOffice/4.1.3$Win32 OpenOffice.org_project/413m1$Build-9783</meta:generator>
    <meta:document-statistic meta:table-count="0" meta:image-count="0" meta:object-count="0" meta:page-count="3" meta:paragraph-count="75" meta:word-count="875" meta:character-count="5266"/>
  </office:meta>
</office:document-meta>
</file>